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Abyssinica SIL" svg:font-family="'Abyssinica SIL'" style:font-pitch="variable"/>
    <style:font-face style:name="Lohit Bengali" svg:font-family="'Lohit Bengal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style:font-name="Nimbus Roman No9 L"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Nimbus Roman No9 L" fo:font-size="40pt" style:font-size-asian="40pt" style:font-size-complex="40pt"/>
    </style:style>
    <style:style style:name="P4" style:family="paragraph" style:parent-style-name="Standard">
      <style:paragraph-properties fo:text-align="center" style:justify-single-word="false"/>
      <style:text-properties style:font-name="Nimbus Roman No9 L" fo:font-size="8pt" style:font-size-asian="7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Nimbus Roman No9 L" fo:font-size="16pt" style:font-size-asian="14pt" style:font-size-complex="16pt"/>
    </style:style>
    <style:style style:name="P6" style:family="paragraph" style:parent-style-name="Standard">
      <style:text-properties style:font-name="Liberation Sans" fo:font-size="16pt" style:font-size-asian="16pt" style:font-size-complex="16pt"/>
    </style:style>
    <style:style style:name="P7" style:family="paragraph" style:parent-style-name="Standard">
      <style:text-properties style:font-name="Liberation Sans" fo:font-size="12pt" style:font-size-asian="10.5pt" style:font-size-complex="12pt"/>
    </style:style>
    <style:style style:name="P8" style:family="paragraph" style:parent-style-name="Standard">
      <style:paragraph-properties fo:break-before="page"/>
      <style:text-properties style:font-name="Nimbus Roman No9 L" fo:font-size="20pt" style:font-size-asian="20pt" style:font-size-complex="20pt"/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fo:font-size="32pt" style:font-size-asian="28pt" style:font-size-complex="32pt"/>
    </style:style>
    <style:style style:name="P10" style:family="paragraph" style:parent-style-name="Contents_20_Heading">
      <style:paragraph-properties fo:break-before="page"/>
    </style:style>
    <style:style style:name="P11" style:family="paragraph">
      <style:paragraph-properties fo:text-align="center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solid" draw:stroke-dash="_33__20_Dashes_20_3_20_Dots_20__28_var_29_" svg:stroke-width="0.0201in" draw:fill="gradient" draw:fill-gradient-name="Gradient_20_1" draw:textarea-horizontal-align="center" draw:textarea-vertical-align="middle" fo:padding-top="0.0098in" fo:padding-bottom="0.0098in" fo:padding-left="0.0098in" fo:padding-right="0.0098in" style:run-through="foreground"/>
    </style:style>
    <style:style style:name="gr3" style:family="graphic">
      <style:graphic-properties draw:fill="gradient" draw:fill-gradient-name="Gradient_20_1" draw:textarea-horizontal-align="center" draw:textarea-vertical-align="middle"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/>
      <text:p text:style-name="P1"/>
      <text:p text:style-name="P3">Making Waves</text:p>
      <text:p text:style-name="P4"><draw:g text:anchor-type="paragraph" draw:z-index="0" draw:style-name="gr1"><draw:line draw:style-name="gr2" draw:text-style-name="P11" svg:x1="3.8063in" svg:y1="0.0764in" svg:x2="5.598in" svg:y2="0.0764in"><text:p/></draw:line><draw:line draw:style-name="gr2" draw:text-style-name="P11" svg:x1="1.348in" svg:y1="0.0764in" svg:x2="3.1398in" svg:y2="0.0764in"><text:p/></draw:line></draw:g><draw:circle text:anchor-type="paragraph" draw:z-index="1" draw:style-name="gr3" draw:text-style-name="P11" svg:width="0.1252in" svg:height="0.1252in" svg:x="3.452in" svg:y="0.0008in"><text:p/></draw:circle></text:p>
      <text:p text:style-name="P2">An Exploration of Digital Sound Synthesis</text:p>
      <text:p text:style-name="P2">Mathematics and Techniqu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John Ruffer</text:p>
      <text:p text:style-name="P5">ECE 4974</text:p>
      <text:p text:style-name="P5">Fall 2012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Table of Contents</text:p>
          </text:index-title>
        </text:index-body>
      </text:table-of-content>
      <text:p text:style-name="P6">Introduction</text:p>
      <text:p text:style-name="P6"/>
      <text:p text:style-name="P6">Reflections</text:p>
      <text:p text:style-name="P8">Introduction</text:p>
      <text:p text:style-name="P7">The power of computation has since been applied to music, providing various methods by which unique, interesting, and complex audio signals may be produced digitally.</text:p>
      <text:p text:style-name="P7"/>
      <text:p text:style-name="P7">So, the aim of this independent study was to ascertain a better understanding of how sound is <text:s/>synthesized through hardware and software. <text:s/>As both a musician and a computer engineer, I have a great interest in learning about such topic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Abyssinica SIL" svg:font-family="'Abyssinica SIL'" style:font-pitch="variable"/>
    <style:font-face style:name="Lohit Bengali" svg:font-family="'Lohit Bengal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Ruffer</meta:initial-creator>
    <meta:creation-date>2012-12-11T20:58:40</meta:creation-date>
    <dc:date>2012-12-11T21:52:56</dc:date>
    <dc:creator>John Ruffer</dc:creator>
    <meta:editing-duration>PT22M5S</meta:editing-duration>
    <meta:editing-cycles>1</meta:editing-cycles>
    <meta:document-statistic meta:table-count="0" meta:image-count="0" meta:object-count="0" meta:page-count="3" meta:paragraph-count="12" meta:word-count="88" meta:character-count="562" meta:non-whitespace-character-count="484"/>
    <meta:generator>LibreOffice/3.5$Linux_x86 LibreOffice_project/350m1$Build-2</meta:generator>
  </office:meta>
</office:document-meta>
</file>